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h text:outline-level="1">GroupBuild Volunteer Onboarding Package</text:h>
      <text:p>This onboarding package is designed to welcome new volunteer contributors to GroupBuild. It contains essential documents that explain the platform's mission, outline contributor responsibilities, and define expectations around confidentiality, ownership, and participation. Below is a list of each document included in the package, along with a brief summary of its contents.</text:p>
      <text:h text:outline-level="2">1. Welcome Letter</text:h>
      <text:p>A personal note from the GroupBuild founders introducing the mission and thanking the volunteer for their interest. It also provides a quick overview of the platform’s purpose and how volunteers contribute to the greater vision.</text:p>
      <text:h text:outline-level="2">2. Vision and Mission Statement</text:h>
      <text:p>Outlines GroupBuild’s guiding principles, including our purpose to empower civil, truthful, and collaborative advocacy. Highlights the goals of creating trustworthy social tools and resisting disinformation and authoritarian manipulation.</text:p>
      <text:h text:outline-level="2">3. Contributor Agreement</text:h>
      <text:p>This agreement defines the terms of participation, including intellectual property assignment, open and reserved ownership categories, expected conduct, and withdrawal rights. It also covers how contributions are valued and what happens in the case of disagreement or misconduct.</text:p>
      <text:h text:outline-level="2">4. Confidentiality Terms</text:h>
      <text:p>Included in the Contributor Agreement, but also summarized here separately. These terms ensure that sensitive design and strategic information shared within the GroupBuild ecosystem is protected, even after a contributor departs the project.</text:p>
      <text:h text:outline-level="2">5. Open Ownership and Trust Index Summary</text:h>
      <text:p>Describes the GroupBuild philosophy of earned ownership and the role of trust scores in platform governance. Explains how contributors can gain equity, moderation rights, and voting privileges based on consistent, principled participation.</text:p>
      <text:h text:outline-level="2">6. Project Overview and Feature List</text:h>
      <text:p>Summarizes current development initiatives, feature roadmaps, and open task categories. Helps new contributors choose where to apply their skills and begin meaningful work.</text:p>
      <text:h text:outline-level="2">7. Interface Mockups or Landing Page Preview</text:h>
      <text:p>Provides visual guidance on the intended look and feel of the platform, including examples of user profiles, chat tools, voting interfaces, or the homepage design. Useful for context and creative alignment.</text:p>
      <text:h text:outline-level="2">8. Contributor Intake Form</text:h>
      <text:p>A form for volunteers to fill out, identifying their areas of interest, preferred pseudonym or ID settings, availability, and any relevant experience or security needs.</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